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DITECH TECNOLOGIA. O que é: Programação Orientada a Objetos. Disponível em: https://tecnologia.credited.com.br/glossario/o-que-e-programacao-orientada-a-objetos/. Acesso em: 15 jan. 2025.<text:line-break/><text:line-break/>2. PROGRAMAE. Princípios da Programação Orientada a Objetos. Disponível em: https://programae.org.br/programacao/principios-orientacao-a-objetos/. Acesso em: 15 jan. 2025.<text:line-break/><text:line-break/>3. ESTRATÉGIA CONCURSOS. Abstração e Encapsulamento na Programação Orientada a Objetos. Disponível em: https://www.estrategiaconcursos.com.br/blog/abstracao-encapsulamento-programacao-orientada-objetos/. Acesso em: 15 jan. 2025.<text:line-break/><text:line-break/>4. ESTRATÉGIA CONCURSOS. Herança e Polimorfismo na Programação Orientada a Objetos. Disponível em: https://www.estrategiaconcursos.com.br/blog/heranca-polimorfismo-programacao-orientada-objetos/. Acesso em: 15 jan. 2025.<text:line-break/><text:line-break/>5. UNIVERSIDADE ESTADUAL DE CAMPINAS. Programação orientada a objetos: polimorfismo. Disponível em: https://www.dca.fee.unicamp.br/cursos/PooJava/polimorf/index.html. Acesso em: 17 jan. 2025.<text:line-break/><text:line-break/>6. CARVALHO, Emanoel. Polimorfismo em Programação Orientada a Objetos. Disponível em: https://dev.to/emanoelcarvalho/polimorfismo-em-programacao-orientada-a-objetos-14lb. Acesso em: 17 jan. 2025.<text:line-break/><text:line-break/>7. SIQUEIRA, Frank. Programação orientada a objetos: Polimorfismo. Universidade Federal de Santa Catarina. Disponível em: https://www.inf.ufsc.br/~frank.siqueira/INE5605/10.Polimorfismo.pdf. Acesso em: 17 jan. 2025.<text:line-break/><text:line-break/>8. DEVSMELO, Welber. O que é uma classe abstrata em Java?. Disponível em: https://digitalmentetech.com/glossario/o-que-e-uma-classe-abstrata-em-java/. Acesso em: 17 jan. 2025.<text:line-break/><text:line-break/>9. DEVSMELO, Welber. Entendendo Classes Abstratas em Java. Disponível em: https://devsjava.com.br/entendendo-classes-abstratas-em-java/. Acesso em: 17 jan. 2025.<text:line-break/><text:line-break/>10. DEVMEDIA. Conceitos – Classes Abstratas: Programação Orientada a Objetos. Disponível em: https://www.devmedia.com.br/conceitos-classes-abstratas-programacao-orientada-a-objetos/18812. Acesso em: 17 jan. 2025.<text:line-break/><text:line-break/>11. DEVMEDIA. Interfaces: Programação Orientada a Objetos. Disponível em: https://www.devmedia.com.br/interfaces-programacao-orientada-a-objetos/18695. Acesso em: 23 jan. 2025.<text:line-break/><text:line-break/>12. PROGRAMAÊ. O que é interface em programação?. Disponível em: https://programae.org.br/cursoprogramacao/glossario/o-que-e-interface-em-programacao/. Acesso em: 23 jan. 2025.<text:line-break/><text:line-break/>13. DEVMEDIA. Interfaces X Classes Abstratas. Disponível em: https://www.devmedia.com.br/interfaces-x-classes-abstratas/13337. Acesso em: 23 jan. 2025.<text:line-break/><text:line-break/>14. DEVMEDIA. Interfaces X Classes Abstratas. Disponível em: https://www.devmedia.com.br/interfaces-x-classes-abstratas/13337. Acesso em: 26 jan. 2025.<text:line-break/><text:line-break/><text:soft-page-break/>15. TREINAWEB. Classes Abstratas vs Interfaces. Disponível em: https://www.treinaweb.com.br/blog/classes-abstratas-vs-interfaces. Acesso em: 26 jan. 2025.<text:line-break/><text:line-break/>16. GUJ. Classe Abstratas vs Interfaces - Java. Disponível em: https://www.guj.com.br/t/classe-abstratas-vs-interfaces/39950. Acesso em: 26 jan. 202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9:23:45.159000000</meta:creation-date>
    <dc:date>2025-01-28T19:24:02.514000000</dc:date>
    <meta:editing-duration>PT18S</meta:editing-duration>
    <meta:editing-cycles>1</meta:editing-cycles>
    <meta:document-statistic meta:table-count="0" meta:image-count="0" meta:object-count="0" meta:page-count="2" meta:paragraph-count="1" meta:word-count="269" meta:character-count="2948" meta:non-whitespace-character-count="2664"/>
    <meta:generator>LibreOffice/24.2.2.2$Windows_X86_64 LibreOffice_project/d56cc158d8a96260b836f100ef4b4ef25d6f1a01</meta:generator>
  </office:meta>
</office:document-meta>
</file>